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fo:font-weight="normal" style:font-weight-asian="normal" style:font-weight-complex="normal"/>
    </style:style>
    <style:style style:name="P2" style:family="paragraph" style:parent-style-name="Standard">
      <style:text-properties style:text-underline-style="none" fo:font-weight="bold" style:font-weight-asian="bold" style:font-weight-complex="bold"/>
    </style:style>
    <style:style style:name="P3" style:family="paragraph" style:parent-style-name="Standard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font-weight="normal" style:font-weight-asian="normal" style:font-weight-complex="normal"/>
    </style:style>
    <style:style style:name="P7" style:family="paragraph" style:parent-style-name="Standard">
      <style:text-properties style:text-underline-style="none" fo:font-weight="normal" style:font-weight-asian="normal" style:font-weight-complex="normal"/>
    </style:style>
    <style:style style:name="P8" style:family="paragraph" style:parent-style-name="Standard">
      <style:text-properties style:text-underline-style="none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none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lossar</text:p>
      <text:p text:style-name="P3"/>
      <text:p text:style-name="P3">Soziales Netzwerk</text:p>
      <text:p text:style-name="P1"/>
      <text:p text:style-name="P1"><text:span text:style-name="T1">Ambiguitäten</text:span> = Mehrdeutigkeit/Doppeldeutigkeit eines Wortes(oft auch auf Grund fehlenden Kontextes aufgetreten)</text:p>
      <text:p text:style-name="P1"/>
      <text:p text:style-name="P2">konstatiert<text:span text:style-name="T2"> = stellt fest, macht ausfindig, bemerkt, feststellen</text:span></text:p>
      <text:p text:style-name="P1"/>
      <text:p text:style-name="P2">Nivellierung = <text:span text:style-name="T2">Ausgleichen, Einebenen(Glätten/Umverteilen der sozialen Unterschiede)</text:span></text:p>
      <text:p text:style-name="P1"/>
      <text:p text:style-name="Standard"><text:span text:style-name="T3">prekär = </text:span><text:span text:style-name="T2">in einer Weise geartet, die es äußerst schwer macht, die richtigen Maßnahmen, Entscheidungen zu treffen, aus einer schwierigen Lage herauszukommen; schwierig, heikel, misslich z.B. </text:span>eine prekäre [wirtschaftliche, finanzielle] Situation</text:p>
      <text:p text:style-name="P4"/>
      <text:p text:style-name="P5">kohärent = <text:span text:style-name="T2"><text:s/>zusammenhängend</text:span></text:p>
      <text:p text:style-name="P4"/>
      <text:p text:style-name="P5">Software<text:span text:style-name="T2"> = ist in erster Linie ein Computerprogramm, zusätzlich besteht Software aus dazugehörigen Dokumentationen und Konfigurationsdaten die benötigt werden, damit diese Computerprogramme korrekt operieren</text:span></text:p>
      <text:p text:style-name="P1"/>
      <text:p text:style-name="P2">SmartTV = <text:span text:style-name="T2">Fernseher mit integriertem Internetzugang und "Web 2.0" Funktionalitäten.</text:span></text:p>
      <text:p text:style-name="P2"><text:span text:style-name="T2"/></text:p>
      <text:p text:style-name="P2">Web 2.0 = </text:p>
      <text:p text:style-name="P2"/>
      <text:p text:style-name="P2">Framework </text:p>
      <text:p text:style-name="P2"/>
      <text:p text:style-name="P2">Raspberry pi</text:p>
      <text:p text:style-name="P2"/>
      <text:p text:style-name="P2">Internet-of-Things</text:p>
      <text:p text:style-name="P2"/>
      <text:p text:style-name="P2">Interessen</text:p>
      <text:p text:style-name="P2"/>
      <text:p text:style-name="P2">SharkNet</text:p>
      <text:p text:style-name="P2"/>
      <text:p text:style-name="P2">SharkFW</text:p>
      <text:p text:style-name="P2"/>
      <text:p text:style-name="P2">Peer</text:p>
      <text:p text:style-name="P2"/>
      <text:p text:style-name="P2">Peer-to-Peer</text:p>
      <text:p text:style-name="P2"/>
      <text:p text:style-name="P2">dezentrale</text:p>
      <text:p text:style-name="P2"/>
      <text:p text:style-name="P2">verteilt</text:p>
      <text:p text:style-name="P2"/>
      <text:p text:style-name="P2">Freewa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PMincho" style:font-size-asian="14pt" style:font-weight-asian="bold" style:font-name-complex="Tahoma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8H21M30S</meta:editing-duration>
    <meta:editing-cycles>7</meta:editing-cycles>
    <meta:generator>OpenOffice/4.1.2$Win32 OpenOffice.org_project/412m3$Build-9782</meta:generator>
    <dc:date>2016-08-01T20:56:55.33</dc:date>
    <meta:document-statistic meta:table-count="0" meta:image-count="0" meta:object-count="0" meta:page-count="1" meta:paragraph-count="21" meta:word-count="112" meta:character-count="960"/>
    <meta:user-defined meta:name="Info 1"/>
    <meta:user-defined meta:name="Info 2"/>
    <meta:user-defined meta:name="Info 3"/>
    <meta:user-defined meta:name="Info 4"/>
  </office:meta>
</office:document-meta>
</file>